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ssionTransformer.getSession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essionTransformer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ssionTransformer.getContext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essionTransformer.getForm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ession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